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1464" officeooo:paragraph-rsid="00081464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sk&gt;&lt;sk&gt;<text:tab/><text:tab/><text:tab/>Neustart</text:p>
      <text:p text:style-name="P1"/>
      <text:p text:style-name="P1">&lt;ka&gt;&lt;ka&gt;<text:tab/><text:tab/><text:tab/>Chasermode</text:p>
      <text:p text:style-name="P1"/>
      <text:p text:style-name="P1">&lt;qrl?&gt;<text:tab/><text:tab/><text:tab/><text:tab/>Activatormode</text:p>
      <text:p text:style-name="P1"/>
      <text:p text:style-name="P1">&lt;as&gt;&lt;as&gt;<text:tab/><text:tab/><text:tab/>Trainingsmode keying</text:p>
      <text:p text:style-name="P1"/>
      <text:p text:style-name="P1"/>
      <text:p text:style-name="P1"/>
      <text:p text:style-name="P1"/>
      <text:p text:style-name="P1">Activator: CQ SOTA DE XY2ABC XY/KB023 K</text:p>
      <text:p text:style-name="P1"/>
      <text:p text:style-name="P1">Chaser <text:s text:c="2"/>: XY2DEF</text:p>
      <text:p text:style-name="P1"/>
      <text:p text:style-name="P1">Activator: XY2DEF GD 559 559 BK</text:p>
      <text:p text:style-name="P1"/>
      <text:p text:style-name="P1">Chaser <text:s text:c="2"/>: RR GD 559 559 REF XY/KB045 73 TU BK</text:p>
      <text:p text:style-name="P1"/>
      <text:p text:style-name="P1">Activator: 73 TU </text:p>
      <text:p text:style-name="P1"/>
      <text:p text:style-name="P1">Chaser <text:s text:c="2"/>: XY2GHJ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0:48.306000000</meta:creation-date>
    <dc:date>2023-10-25T16:58:44.600000000</dc:date>
    <meta:editing-duration>P1DT5H48M16S</meta:editing-duration>
    <meta:editing-cycles>1</meta:editing-cycles>
    <meta:document-statistic meta:table-count="0" meta:image-count="0" meta:object-count="0" meta:page-count="1" meta:paragraph-count="10" meta:word-count="42" meta:character-count="261" meta:non-whitespace-character-count="213"/>
    <meta:generator>LibreOffice/7.3.2.2$Windows_X86_64 LibreOffice_project/49f2b1bff42cfccbd8f788c8dc32c1c309559be0</meta:generator>
  </office:meta>
</office:document-meta>
</file>